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9000000A5A02A80C01E36EBE2.png" manifest:media-type="image/png"/>
  <manifest:file-entry manifest:full-path="Pictures/100000000000044A000000F7AC9D3700F097D1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1ad7" officeooo:paragraph-rsid="00141a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</text:p>
      <text:p text:style-name="P1"/>
      <text:p text:style-name="P1"><draw:frame draw:style-name="fr1" draw:name="Figura1" text:anchor-type="paragraph" svg:width="17cm" svg:height="3.154cm" draw:z-index="0"><draw:image xlink:href="Pictures/1000000000000379000000A5A02A80C01E36EBE2.png" xlink:type="simple" xlink:show="embed" xlink:actuate="onLoad"/></draw:frame></text:p>
      <text:p text:style-name="P1"/>
      <text:p text:style-name="P1"><draw:frame draw:style-name="fr1" draw:name="Figura4" text:anchor-type="paragraph" svg:width="17cm" svg:height="3.824cm" draw:z-index="1"><draw:image xlink:href="Pictures/100000000000044A000000F7AC9D3700F097D1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43:21.290000000</meta:creation-date>
    <dc:date>2018-03-02T13:18:14.994000000</dc:date>
    <meta:editing-duration>PT1H34M53S</meta:editing-duration>
    <meta:editing-cycles>2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7" meta:non-whitespace-character-count="7"/>
  </office:meta>
</office:document-meta>
</file>